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1d5640" officeooo:paragraph-rsid="001d5640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d5640" officeooo:paragraph-rsid="001d5640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29499b" officeooo:paragraph-rsid="0029499b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officeooo:rsid="001e25bb" officeooo:paragraph-rsid="001e25bb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2018b8" officeooo:paragraph-rsid="002314b4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2331ae" officeooo:paragraph-rsid="002331ae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29499b" officeooo:paragraph-rsid="0029499b"/>
    </style:style>
    <style:style style:name="P8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d5640" officeooo:paragraph-rsid="001d5640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officeooo:rsid="002018b8" officeooo:paragraph-rsid="002314b4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officeooo:rsid="0029499b" officeooo:paragraph-rsid="0029499b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none" officeooo:rsid="002c9212" officeooo:paragraph-rsid="002c9212"/>
    </style:style>
    <style:style style:name="P12" style:family="paragraph" style:parent-style-name="Standard">
      <style:paragraph-properties fo:text-align="start" style:justify-single-word="false"/>
      <style:text-properties style:font-name="Arial" style:text-underline-style="none" officeooo:rsid="002d3dba" officeooo:paragraph-rsid="002d3dba"/>
    </style:style>
    <style:style style:name="P13" style:family="paragraph" style:parent-style-name="Standard">
      <style:paragraph-properties fo:text-align="start" style:justify-single-word="false"/>
      <style:text-properties style:font-name="Arial" style:text-underline-style="none" officeooo:rsid="002d4f0d" officeooo:paragraph-rsid="002d4f0d"/>
    </style:style>
    <style:style style:name="P14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29499b" officeooo:paragraph-rsid="0029499b"/>
    </style:style>
    <style:style style:name="P15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2c9212" officeooo:paragraph-rsid="002c9212"/>
    </style:style>
    <style:style style:name="T1" style:family="text">
      <style:text-properties officeooo:rsid="001f9cae"/>
    </style:style>
    <style:style style:name="T2" style:family="text">
      <style:text-properties officeooo:rsid="0022e030"/>
    </style:style>
    <style:style style:name="T3" style:family="text">
      <style:text-properties officeooo:rsid="002314b4"/>
    </style:style>
    <style:style style:name="T4" style:family="text">
      <style:text-properties officeooo:rsid="002ad185"/>
    </style:style>
    <style:style style:name="T5" style:family="text">
      <style:text-properties officeooo:rsid="002b0978"/>
    </style:style>
    <style:style style:name="T6" style:family="text">
      <style:text-properties officeooo:rsid="002d4f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roit</text:p>
      <text:p text:style-name="P8">TD4</text:p>
      <text:p text:style-name="P1"/>
      <text:p text:style-name="P2"/>
      <text:p text:style-name="P2">Activité 1 :</text:p>
      <text:p text:style-name="P2"/>
      <text:p text:style-name="P4"><text:span text:style-name="T1">1) </text:span>L’appelant est CRAMA de Normandie et l’intimé est Delafosse. <text:span text:style-name="T1">Le fait à l’origine du litige est la victime est tombé en contournant des palettes qui encombraient le trottoir .</text:span></text:p>
      <text:p text:style-name="P4"/>
      <text:p text:style-name="P5">2) <text:span text:style-name="T5">Le problème juridique est de déterminer les limites de la responsabilité du gardien d’une chose, en particulier dans le cas où la victime s’est blessé elle-même, sans que la chose ait eu un rôle actif à l’origine de l’accident.</text:span></text:p>
      <text:p text:style-name="P5"/>
      <text:p text:style-name="P5"><text:span text:style-name="T3">3) </text:span><text:span text:style-name="T2">S’il n’y avait pas les palettes, il n’y aurait pas eu l’accident.</text:span></text:p>
      <text:p text:style-name="P5"/>
      <text:p text:style-name="P6">4)</text:p>
      <text:p text:style-name="P6"/>
      <text:p text:style-name="P6"/>
      <text:p text:style-name="P3">Activité 2 :</text:p>
      <text:p text:style-name="P3"/>
      <text:p text:style-name="P15">Ex1</text:p>
      <text:p text:style-name="P7">1) La question qui se pose est que nous sommes en présence de jeunes enfants et d’un adulte handicapé mentale, qui n’ont pas conscience de leurs actes.</text:p>
      <text:p text:style-name="P7"/>
      <text:p text:style-name="P7">2) <text:span text:style-name="T4">Il est équitable que leur responsabilité soit retenue. Car s’il n’y a pas de responsable, il n’y a pas réparation.</text:span></text:p>
      <text:p text:style-name="P7"/>
      <text:p text:style-name="P15">Ex2</text:p>
      <text:p text:style-name="P11">1) Le propriétaire du dommage subi est le propriétaire du champ qui demande à l’agriculteur de rependre le produit sur sa parcelle.</text:p>
      <text:p text:style-name="P11"/>
      <text:p text:style-name="P11">2) Non cette fois-ci le propriétaire du dommage aurait été l’agriculteur.</text:p>
      <text:p text:style-name="P11"/>
      <text:p text:style-name="P12">3) <text:span text:style-name="T6">Le voisin peut espérer un remboursement par le propriétaire du champ.</text:span></text:p>
      <text:p text:style-name="P12"/>
      <text:p text:style-name="P13">4)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6:02:22.186471316</meta:creation-date>
    <dc:date>2023-05-11T14:26:08.577246803</dc:date>
    <meta:editing-duration>PT39M18S</meta:editing-duration>
    <meta:editing-cycles>14</meta:editing-cycles>
    <meta:generator>LibreOffice/7.5.2.2$Linux_X86_64 LibreOffice_project/50$Build-2</meta:generator>
    <meta:document-statistic meta:table-count="0" meta:image-count="0" meta:object-count="0" meta:page-count="1" meta:paragraph-count="16" meta:word-count="188" meta:character-count="1062" meta:non-whitespace-character-count="889"/>
  </office:meta>
</office:document-meta>
</file>